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7" style:family="paragraph"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-color="#000000"/>
    </style:style>
    <style:style style:name="P9" style:family="paragraph">
      <loext:graphic-properties draw:fill-color="#ed1c24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" style:family="paragraph">
      <loext:graphic-properties draw:fill-color="#00aaad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25.539cm" fo:min-width="17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666666" draw:textarea-horizontal-align="justify" draw:textarea-vertical-align="middle" draw:auto-grow-height="false" fo:min-height="2.037cm" fo:min-width="16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.508cm" fo:min-width="15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402cm" fo:min-width="15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27cm" fo:min-width="15.7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667cm" fo:min-width="15.6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7.728cm" fo:min-width="17.6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808080" draw:textarea-horizontal-align="justify" draw:textarea-vertical-align="middle" draw:auto-grow-height="false" fo:min-height="2.381cm" fo:min-width="16.0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ffffff" draw:textarea-horizontal-align="justify" draw:textarea-vertical-align="middle" draw:auto-grow-height="false" fo:min-height="6.138cm" fo:min-width="16.0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false" fo:min-height="3.784cm" fo:min-width="5.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ff" draw:textarea-horizontal-align="justify" draw:textarea-vertical-align="middle" draw:auto-grow-height="false" fo:min-height="4.128cm" fo:min-width="9.2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ffffff" draw:textarea-horizontal-align="justify" draw:textarea-vertical-align="middle" draw:auto-grow-height="false" fo:min-height="4.207cm" fo:min-width="7.6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fill-color="#ffffff" draw:textarea-horizontal-align="justify" draw:textarea-vertical-align="middle" draw:auto-grow-height="false" fo:min-height="9.287cm" fo:min-width="5.8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fill-color="#ffffff" draw:textarea-horizontal-align="justify" draw:textarea-vertical-align="middle" draw:auto-grow-height="false" fo:min-height="4.18cm" fo:min-width="8.7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27.279cm" fo:min-width="17.4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fill-color="#666666" draw:textarea-horizontal-align="justify" draw:textarea-vertical-align="middle" draw:auto-grow-height="false" fo:min-height="3.122cm" fo:min-width="15.6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767cm" fo:min-width="4.9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fill-color="#000000" draw:textarea-horizontal-align="justify" draw:textarea-vertical-align="middle" draw:auto-grow-height="false" fo:min-height="6.304cm" fo:min-width="8.1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fill-color="#000000" draw:textarea-horizontal-align="justify" draw:textarea-vertical-align="middle" draw:auto-grow-height="false" fo:min-height="7.706cm" fo:min-width="8.8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ed1c24" draw:textarea-horizontal-align="justify" draw:textarea-vertical-align="middle" draw:auto-grow-height="false" fo:min-height="2.454cm" fo:min-width="2.4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ffffff" draw:textarea-horizontal-align="justify" draw:textarea-vertical-align="middle" draw:auto-grow-height="false" fo:min-height="1.482cm" fo:min-width="2.27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ed1c24" draw:textarea-horizontal-align="justify" draw:textarea-vertical-align="middle" draw:auto-grow-height="false" fo:min-height="2.041cm" fo:min-width="2.0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fill-color="#ffffff" draw:textarea-horizontal-align="justify" draw:textarea-vertical-align="middle" draw:auto-grow-height="false" fo:min-height="0.307cm" fo:min-width="0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textarea-horizontal-align="justify" draw:textarea-vertical-align="middle" draw:auto-grow-height="false" fo:min-height="27.981cm" fo:min-width="17.7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fill-color="#666666" draw:textarea-horizontal-align="justify" draw:textarea-vertical-align="middle" draw:auto-grow-height="false" fo:min-height="2.579cm" fo:min-width="16.3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ffffff" draw:textarea-horizontal-align="justify" draw:textarea-vertical-align="middle" draw:auto-grow-height="false" fo:min-height="4.332cm" fo:min-width="5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fill-color="#ffffff" draw:textarea-horizontal-align="justify" draw:textarea-vertical-align="top" draw:auto-grow-height="false" fo:min-height="3.704cm" fo:min-width="9.4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fill-color="#ffffff" draw:textarea-horizontal-align="justify" draw:textarea-vertical-align="middle" draw:auto-grow-height="false" fo:min-height="4.399cm" fo:min-width="5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fill-color="#ffffff" draw:textarea-horizontal-align="justify" draw:textarea-vertical-align="middle" draw:auto-grow-height="false" fo:min-height="4.399cm" fo:min-width="9.2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fill-color="#ffffff" draw:textarea-horizontal-align="justify" draw:textarea-vertical-align="middle" draw:auto-grow-height="false" fo:min-height="5.953cm" fo:min-width="5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fill-color="#ffffff" draw:textarea-horizontal-align="justify" draw:textarea-vertical-align="middle" draw:auto-grow-height="false" fo:min-height="4.695cm" fo:min-width="8.4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textarea-horizontal-align="justify" draw:textarea-vertical-align="middle" draw:auto-grow-height="false" fo:min-height="27.88cm" fo:min-width="17.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fill-color="#808080" draw:textarea-horizontal-align="justify" draw:textarea-vertical-align="middle" draw:auto-grow-height="false" fo:min-height="2.843cm" fo:min-width="16.7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fill-color="#808080" draw:textarea-horizontal-align="justify" draw:textarea-vertical-align="middle" draw:auto-grow-height="false" fo:min-height="1.99cm" fo:min-width="1.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fill-color="#666666" draw:textarea-horizontal-align="justify" draw:textarea-vertical-align="middle" draw:auto-grow-height="false" fo:min-height="2.131cm" fo:min-width="2.1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draw:fill-color="#666666" draw:textarea-horizontal-align="justify" draw:textarea-vertical-align="middle" draw:auto-grow-height="false" fo:min-height="2.434cm" fo:min-width="2.4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textarea-horizontal-align="justify" draw:textarea-vertical-align="middle" draw:auto-grow-height="false" fo:min-height="1.242cm" fo:min-width="1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textarea-horizontal-align="justify" draw:textarea-vertical-align="middle" draw:auto-grow-height="false" fo:min-height="1.358cm" fo:min-width="0.9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textarea-horizontal-align="justify" draw:textarea-vertical-align="middle" draw:auto-grow-height="false" fo:min-height="1.312cm" fo:min-width="0.8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fill-color="#ffffff" draw:textarea-horizontal-align="justify" draw:textarea-vertical-align="top" draw:auto-grow-height="false" fo:min-height="1.289cm" fo:min-width="10.0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>
      <style:graphic-properties draw:fill-color="#ffffff" draw:textarea-horizontal-align="justify" draw:textarea-vertical-align="top" draw:auto-grow-height="false" fo:min-height="1.092cm" fo:min-width="9.9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2" style:family="graphic">
      <style:graphic-properties draw:fill-color="#ffffff" draw:textarea-horizontal-align="justify" draw:textarea-vertical-align="top" draw:auto-grow-height="false" fo:min-height="1.025cm" fo:min-width="10.0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3" style:family="graphic">
      <style:graphic-properties draw:fill-color="#ffffff" draw:textarea-horizontal-align="justify" draw:textarea-vertical-align="middle" draw:auto-grow-height="false" fo:min-height="8.267cm" fo:min-width="15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4" style:family="graphic">
      <style:graphic-properties draw:fill-color="#ffffff" draw:textarea-horizontal-align="justify" draw:textarea-vertical-align="middle" draw:auto-grow-height="false" fo:min-height="0.868cm" fo:min-width="0.8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5" style:family="graphic">
      <style:graphic-properties draw:fill-color="#ffffff" draw:textarea-horizontal-align="justify" draw:textarea-vertical-align="middle" draw:auto-grow-height="false" fo:min-height="0.797cm" fo:min-width="0.7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6" style:family="graphic">
      <style:graphic-properties draw:fill-color="#ffffff" draw:textarea-horizontal-align="justify" draw:textarea-vertical-align="middle" draw:auto-grow-height="false" fo:min-height="0.818cm" fo:min-width="0.8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7" style:family="graphic">
      <style:graphic-properties draw:fill-color="#ffffff" draw:textarea-horizontal-align="justify" draw:textarea-vertical-align="middle" draw:auto-grow-height="false" fo:min-height="3.373cm" fo:min-width="7.0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8" style:family="graphic">
      <style:graphic-properties draw:fill-color="#ffffff" draw:textarea-horizontal-align="justify" draw:textarea-vertical-align="middle" draw:auto-grow-height="false" fo:min-height="2.678cm" fo:min-width="14.4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fill-color="#ffffff" draw:textarea-horizontal-align="justify" draw:textarea-vertical-align="middle" draw:auto-grow-height="false" fo:min-height="2.051cm" fo:min-width="6.4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fill-color="#00aaad" draw:textarea-horizontal-align="justify" draw:textarea-vertical-align="middle" draw:auto-grow-height="false" fo:min-height="0.96cm" fo:min-width="4.1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textarea-horizontal-align="justify" draw:textarea-vertical-align="middle" draw:auto-grow-height="false" fo:min-height="27.088cm" fo:min-width="17.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fill-color="#ffffff" draw:textarea-horizontal-align="justify" draw:textarea-vertical-align="middle" draw:auto-grow-height="false" fo:min-height="1.686cm" fo:min-width="9.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fill-color="#ffffff" draw:textarea-horizontal-align="justify" draw:textarea-vertical-align="middle" draw:auto-grow-height="false" fo:min-height="1.058cm" fo:min-width="8.1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fill-color="#ffffff" draw:textarea-horizontal-align="justify" draw:textarea-vertical-align="middle" draw:auto-grow-height="false" fo:min-height="1.025cm" fo:min-width="8.2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fill-color="#ffffff" draw:textarea-horizontal-align="justify" draw:textarea-vertical-align="middle" draw:auto-grow-height="false" fo:min-height="1.356cm" fo:min-width="8.2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fill-color="#ffffff" draw:textarea-horizontal-align="justify" draw:textarea-vertical-align="middle" draw:auto-grow-height="false" fo:min-height="1.455cm" fo:min-width="8.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draw:fill-color="#ffffff" draw:textarea-horizontal-align="justify" draw:textarea-vertical-align="middle" draw:auto-grow-height="false" fo:min-height="1.224cm" fo:min-width="8.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fill-color="#ffffff" draw:textarea-horizontal-align="justify" draw:textarea-vertical-align="middle" draw:auto-grow-height="false" fo:min-height="1.39cm" fo:min-width="8.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fill-color="#ffffff" draw:textarea-horizontal-align="justify" draw:textarea-vertical-align="middle" draw:auto-grow-height="false" fo:min-height="1.621cm" fo:min-width="7.97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draw:fill-color="#ffffff" draw:textarea-horizontal-align="justify" draw:textarea-vertical-align="middle" draw:auto-grow-height="false" fo:min-height="1.556cm" fo:min-width="7.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1" style:family="graphic">
      <style:graphic-properties draw:fill-color="#ffffff" draw:textarea-horizontal-align="justify" draw:textarea-vertical-align="middle" draw:auto-grow-height="false" fo:min-height="1.058cm" fo:min-width="7.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2" style:family="graphic">
      <style:graphic-properties draw:fill-color="#ffffff" draw:textarea-horizontal-align="justify" draw:textarea-vertical-align="middle" draw:auto-grow-height="false" fo:min-height="1.124cm" fo:min-width="7.4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Forme1" draw:style-name="gr1" svg:width="17.066cm" svg:height="25.54cm" svg:x="0.258cm" svg:y="5.715cm"><text:p/><draw:enhanced-geometry svg:viewBox="0 0 21600 21600" draw:type="rectangle" draw:enhanced-path="M 0 0 L 21600 0 21600 21600 0 21600 0 0 Z N"/></draw:custom-shape><draw:custom-shape text:anchor-type="paragraph" draw:z-index="1" draw:name="Forme2" draw:style-name="gr2" draw:text-style-name="P3" svg:width="16.961cm" svg:height="2.038cm" svg:x="0.337cm" svg:y="-0.808cm"><text:p text:style-name="P2">Acceuil </text:p><draw:enhanced-geometry svg:viewBox="0 0 21600 21600" draw:type="rectangle" draw:enhanced-path="M 0 0 L 21600 0 21600 21600 0 21600 0 0 Z N"/></draw:custom-shape><draw:custom-shape text:anchor-type="paragraph" draw:z-index="2" draw:name="Forme3" draw:style-name="gr3" draw:text-style-name="P2" svg:width="15.823cm" svg:height="1.509cm" svg:x="0.57cm" svg:y="6.172cm"><text:p text:style-name="P2">Realisation </text:p><draw:enhanced-geometry svg:viewBox="0 0 21600 21600" draw:type="rectangle" draw:enhanced-path="M 0 0 L 21600 0 21600 21600 0 21600 0 0 Z N"/></draw:custom-shape><draw:custom-shape text:anchor-type="paragraph" draw:z-index="3" draw:name="Forme4" draw:style-name="gr4" draw:text-style-name="P2" svg:width="15.849cm" svg:height="1.403cm" svg:x="0.801cm" svg:y="10.456cm"><text:p text:style-name="P2">Boite a outil </text:p><draw:enhanced-geometry svg:viewBox="0 0 21600 21600" draw:type="rectangle" draw:enhanced-path="M 0 0 L 21600 0 21600 21600 0 21600 0 0 Z N"/></draw:custom-shape><draw:custom-shape text:anchor-type="paragraph" draw:z-index="4" draw:name="Forme5" draw:style-name="gr5" draw:text-style-name="P2" svg:width="15.743cm" svg:height="1.271cm" svg:x="0.534cm" svg:y="17.059cm"><text:p text:style-name="P2">Presentation assos et membres</text:p><draw:enhanced-geometry svg:viewBox="0 0 21600 21600" draw:type="rectangle" draw:enhanced-path="M 0 0 L 21600 0 21600 21600 0 21600 0 0 Z N"/></draw:custom-shape><draw:custom-shape text:anchor-type="paragraph" draw:z-index="5" draw:name="Forme6" draw:style-name="gr6" draw:text-style-name="P2" svg:width="15.664cm" svg:height="1.668cm" svg:x="0.972cm" svg:y="22.55cm"><text:p text:style-name="P2">Actulité</text:p><draw:enhanced-geometry svg:viewBox="0 0 21600 21600" draw:type="rectangle" draw:enhanced-path="M 0 0 L 21600 0 21600 21600 0 21600 0 0 Z N"/></draw:custom-shape></text:p>
      <text:p text:style-name="P1"><draw:custom-shape text:anchor-type="paragraph" draw:z-index="6" draw:name="Forme12" draw:style-name="gr7" svg:width="17.648cm" svg:height="27.729cm" svg:x="0.363cm" svg:y="-0.556cm"><text:p/><draw:enhanced-geometry svg:viewBox="0 0 21600 21600" draw:type="rectangle" draw:enhanced-path="M 0 0 L 21600 0 21600 21600 0 21600 0 0 Z N"/></draw:custom-shape><draw:custom-shape text:anchor-type="paragraph" draw:z-index="7" draw:name="Forme13" draw:style-name="gr8" draw:text-style-name="P4" svg:width="16.008cm" svg:height="2.382cm" svg:x="1.316cm" svg:y="0.45cm"><text:p text:style-name="P2">Realisation</text:p><draw:enhanced-geometry svg:viewBox="0 0 21600 21600" draw:type="rectangle" draw:enhanced-path="M 0 0 L 21600 0 21600 21600 0 21600 0 0 Z N"/></draw:custom-shape><draw:custom-shape text:anchor-type="paragraph" draw:z-index="8" draw:name="Forme14" draw:style-name="gr9" draw:text-style-name="P5" svg:width="16.008cm" svg:height="6.139cm" svg:x="1.713cm" svg:y="4.551cm"><text:p text:style-name="P2">Projet</text:p><draw:enhanced-geometry svg:viewBox="0 0 21600 21600" draw:type="rectangle" draw:enhanced-path="M 0 0 L 21600 0 21600 21600 0 21600 0 0 Z N"/></draw:custom-shape><draw:custom-shape text:anchor-type="paragraph" draw:z-index="9" draw:name="Forme15" draw:style-name="gr10" draw:text-style-name="P5" svg:width="5.081cm" svg:height="3.784cm" svg:x="1.607cm" svg:y="11.589cm"><text:p text:style-name="P2">photo</text:p><draw:enhanced-geometry svg:viewBox="0 0 21600 21600" draw:type="rectangle" draw:enhanced-path="M 0 0 L 21600 0 21600 21600 0 21600 0 0 Z N"/></draw:custom-shape><draw:custom-shape text:anchor-type="paragraph" draw:z-index="10" draw:name="Forme16" draw:style-name="gr11" draw:text-style-name="P5" svg:width="9.208cm" svg:height="4.128cm" svg:x="8.248cm" svg:y="11.509cm"><text:p text:style-name="P2">photo</text:p><draw:enhanced-geometry svg:viewBox="0 0 21600 21600" draw:type="rectangle" draw:enhanced-path="M 0 0 L 21600 0 21600 21600 0 21600 0 0 Z N"/></draw:custom-shape><draw:custom-shape text:anchor-type="paragraph" draw:z-index="11" draw:name="Forme17" draw:style-name="gr12" draw:text-style-name="P5" svg:width="7.621cm" svg:height="4.208cm" svg:x="2.004cm" svg:y="16.431cm"><text:p text:style-name="P2">photo</text:p><draw:enhanced-geometry svg:viewBox="0 0 21600 21600" draw:type="rectangle" draw:enhanced-path="M 0 0 L 21600 0 21600 21600 0 21600 0 0 Z N"/></draw:custom-shape><draw:custom-shape text:anchor-type="paragraph" draw:z-index="12" draw:name="Forme18" draw:style-name="gr13" draw:text-style-name="P5" svg:width="5.875cm" svg:height="9.288cm" svg:x="11.105cm" svg:y="16.801cm"><text:p text:style-name="P2">photo</text:p><draw:enhanced-geometry svg:viewBox="0 0 21600 21600" draw:type="rectangle" draw:enhanced-path="M 0 0 L 21600 0 21600 21600 0 21600 0 0 Z N"/></draw:custom-shape><draw:custom-shape text:anchor-type="paragraph" draw:z-index="13" draw:name="Forme19" draw:style-name="gr14" draw:text-style-name="P5" svg:width="8.732cm" svg:height="4.181cm" svg:x="1.766cm" svg:y="21.908cm"><text:p text:style-name="P2">Projet</text:p><draw:enhanced-geometry svg:viewBox="0 0 21600 21600" draw:type="rectangle" draw:enhanced-path="M 0 0 L 21600 0 21600 21600 0 21600 0 0 Z N"/></draw:custom-shape><draw:custom-shape text:anchor-type="paragraph" draw:z-index="46" draw:name="Forme52" draw:style-name="gr46" draw:text-style-name="P5" svg:width="1.158cm" svg:height="1.158cm" svg:x="0.81cm" svg:y="26.023cm"><text:p text:style-name="P2">ret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4" draw:name="Forme20" draw:style-name="gr15" svg:width="17.49cm" svg:height="27.279cm" svg:x="0.258cm" svg:y="0.42cm"><text:p/><draw:enhanced-geometry svg:viewBox="0 0 21600 21600" draw:type="rectangle" draw:enhanced-path="M 0 0 L 21600 0 21600 21600 0 21600 0 0 Z N"/></draw:custom-shape><draw:custom-shape text:anchor-type="paragraph" draw:z-index="15" draw:name="Forme21" draw:style-name="gr16" draw:text-style-name="P6" svg:width="15.638cm" svg:height="3.123cm" svg:x="1.263cm" svg:y="0.596cm"><text:p text:style-name="P2"><text:span text:style-name="T1">Boite a outil</text:span></text:p><draw:enhanced-geometry svg:viewBox="0 0 21600 21600" draw:type="rectangle" draw:enhanced-path="M 0 0 L 21600 0 21600 21600 0 21600 0 0 Z N"/></draw:custom-shape><draw:custom-shape text:anchor-type="paragraph" draw:z-index="16" draw:name="Forme22" draw:style-name="gr17" draw:text-style-name="P7" svg:width="4.922cm" svg:height="0.768cm" svg:x="12.031cm" svg:y="4.247cm"><text:p text:style-name="P2"><text:span text:style-name="T2">Boutique</text:span></text:p><draw:enhanced-geometry svg:viewBox="0 0 21600 21600" draw:type="rectangle" draw:enhanced-path="M 0 0 L 21600 0 21600 21600 0 21600 0 0 Z N"/></draw:custom-shape><draw:custom-shape text:anchor-type="paragraph" draw:z-index="17" draw:name="Forme23" draw:style-name="gr18" draw:text-style-name="P8" svg:width="8.134cm" svg:height="6.305cm" svg:x="1.342cm" svg:y="6.417cm"><text:p/><draw:enhanced-geometry svg:viewBox="0 0 21600 21600" draw:type="rectangle" draw:enhanced-path="M 0 0 L 21600 0 21600 21600 0 21600 0 0 Z N"/></draw:custom-shape><draw:custom-shape text:anchor-type="paragraph" draw:z-index="18" draw:name="Forme24" draw:style-name="gr19" draw:text-style-name="P8" svg:width="8.9cm" svg:height="7.707cm" svg:x="1.039cm" svg:y="13.349cm"><text:p/><draw:enhanced-geometry svg:viewBox="0 0 21600 21600" draw:type="rectangle" draw:enhanced-path="M 0 0 L 21600 0 21600 21600 0 21600 0 0 Z N"/></draw:custom-shape><draw:custom-shape text:anchor-type="paragraph" draw:z-index="19" draw:name="Forme25" draw:style-name="gr20" draw:text-style-name="P9" svg:width="3.467cm" svg:height="3.467cm" svg:x="3.505cm" svg:y="7.7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orme26" draw:style-name="gr21" draw:text-style-name="P10" svg:width="2.276cm" svg:height="1.482cm" svg:x="4.359cm" svg:y="9.116cm"><text:p/><draw:enhanced-geometry svg:viewBox="0 0 21600 21600" draw:glue-points="?f0 0 ?f1 10800 0 21600 10800 21600 21600 21600 ?f7 10800" draw:text-areas="?f1 10800 ?f2 18000 ?f3 7200 ?f4 21600" draw:mirror-vertical="true" draw:type="isosceles-triangle" draw:modifiers="3101.73010380623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1" draw:name="Forme27" draw:style-name="gr22" draw:text-style-name="P9" svg:width="2.885cm" svg:height="2.885cm" svg:x="3.745cm" svg:y="15.2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orme28" draw:style-name="gr23" draw:text-style-name="P10" svg:width="1.407cm" svg:height="0.922cm" svg:x="4.613cm" svg:y="16.2cm"><text:p/>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45" draw:name="Forme51" draw:style-name="gr45" draw:text-style-name="P5" svg:width="1.126cm" svg:height="1.126cm" svg:x="0.776cm" svg:y="26.48cm"><text:p text:style-name="P2">ret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Forme7" draw:style-name="gr47" draw:text-style-name="P5" svg:width="7.012cm" svg:height="3.373cm" svg:x="10.433cm" svg:y="6.503cm"><text:p text:style-name="P2">description</text:p><draw:enhanced-geometry svg:viewBox="0 0 21600 21600" draw:type="rectangle" draw:enhanced-path="M 0 0 L 21600 0 21600 21600 0 21600 0 0 Z N"/></draw:custom-shape><draw:custom-shape text:anchor-type="paragraph" draw:z-index="48" draw:name="Forme8" draw:style-name="gr48" draw:text-style-name="P5" svg:width="14.454cm" svg:height="2.678cm" svg:x="1.305cm" svg:y="23.603cm"><text:p text:style-name="P2">Lien utile </text:p><draw:enhanced-geometry svg:viewBox="0 0 21600 21600" draw:type="rectangle" draw:enhanced-path="M 0 0 L 21600 0 21600 21600 0 21600 0 0 Z N"/></draw:custom-shape><draw:custom-shape text:anchor-type="paragraph" draw:z-index="49" draw:name="Forme9" draw:style-name="gr49" draw:text-style-name="P5" svg:width="6.45cm" svg:height="2.052cm" svg:x="10.732cm" svg:y="15.466cm"><text:p text:style-name="P2">description</text:p><draw:enhanced-geometry svg:viewBox="0 0 21600 21600" draw:type="rectangle" draw:enhanced-path="M 0 0 L 21600 0 21600 21600 0 21600 0 0 Z N"/></draw:custom-shape><draw:custom-shape text:anchor-type="paragraph" draw:z-index="50" draw:name="Forme10" draw:style-name="gr50" draw:text-style-name="P14" svg:width="4.102cm" svg:height="0.96cm" svg:x="3.357cm" svg:y="4.353cm"><text:p><text:s/>categorie</text:p><draw:enhanced-geometry svg:viewBox="0 0 21600 21600" draw:type="rectangle" draw:enhanced-path="M 0 0 L 21600 0 21600 21600 0 21600 0 0 Z N"/></draw:custom-shape></text:p>
      <text:p text:style-name="P1"><draw:custom-shape text:anchor-type="paragraph" draw:z-index="23" draw:name="Forme29" draw:style-name="gr24" svg:width="17.728cm" svg:height="27.981cm" svg:x="0.049cm" svg:y="-0.282cm"><text:p/><draw:enhanced-geometry svg:viewBox="0 0 21600 21600" draw:type="rectangle" draw:enhanced-path="M 0 0 L 21600 0 21600 21600 0 21600 0 0 Z N"/></draw:custom-shape><draw:custom-shape text:anchor-type="paragraph" draw:z-index="24" draw:name="Forme30" draw:style-name="gr25" draw:text-style-name="P6" svg:width="16.306cm" svg:height="2.58cm" svg:x="0.843cm" svg:y="0.28cm"><text:p text:style-name="P2"><text:span text:style-name="T1">Boite a outil</text:span></text:p><draw:enhanced-geometry svg:viewBox="0 0 21600 21600" draw:type="rectangle" draw:enhanced-path="M 0 0 L 21600 0 21600 21600 0 21600 0 0 Z N"/></draw:custom-shape><draw:custom-shape text:anchor-type="paragraph" draw:z-index="25" draw:name="Forme31" draw:style-name="gr26" draw:text-style-name="P5" svg:width="5.16cm" svg:height="4.333cm" svg:x="1.074cm" svg:y="4.646cm"><text:p text:style-name="P2">Article a vendre</text:p><draw:enhanced-geometry svg:viewBox="0 0 21600 21600" draw:type="rectangle" draw:enhanced-path="M 0 0 L 21600 0 21600 21600 0 21600 0 0 Z N"/></draw:custom-shape><draw:custom-shape text:anchor-type="paragraph" draw:z-index="26" draw:name="Forme32" draw:style-name="gr27" draw:text-style-name="P12" svg:width="9.459cm" svg:height="3.705cm" svg:x="7.193cm" svg:y="4.81cm"><text:p text:style-name="P11"><text:span text:style-name="T3">- ce produit est …………</text:span></text:p><text:p text:style-name="P11"><text:span text:style-name="T3">- il est <text:s/>…………</text:span></text:p><text:p text:style-name="P11"><text:span text:style-name="T3">- description </text:span></text:p><draw:enhanced-geometry svg:viewBox="0 0 21600 21600" draw:type="rectangle" draw:enhanced-path="M 0 0 L 21600 0 21600 21600 0 21600 0 0 Z N"/></draw:custom-shape><draw:custom-shape text:anchor-type="paragraph" draw:z-index="27" draw:name="Forme33" draw:style-name="gr28" draw:text-style-name="P5" svg:width="5.259cm" svg:height="4.4cm" svg:x="1.24cm" svg:y="10.532cm"><text:p text:style-name="P2">Article a vendre </text:p><draw:enhanced-geometry svg:viewBox="0 0 21600 21600" draw:type="rectangle" draw:enhanced-path="M 0 0 L 21600 0 21600 21600 0 21600 0 0 Z N"/></draw:custom-shape><draw:custom-shape text:anchor-type="paragraph" draw:z-index="28" draw:name="Forme34" draw:style-name="gr29" draw:text-style-name="P10" svg:width="9.295cm" svg:height="4.4cm" svg:x="7.458cm" svg:y="10.631cm"><text:p text:style-name="P13"><text:span text:style-name="T4">- ce produit </text:span><text:span text:style-name="T4">est </text:span><text:span text:style-name="T4">…………</text:span></text:p><text:p text:style-name="P13"><text:span text:style-name="T4">- il est <text:s/></text:span><text:span text:style-name="T4">…………</text:span></text:p><text:p><text:span text:style-name="T4">- </text:span><text:span text:style-name="T4">description </text:span></text:p><draw:enhanced-geometry svg:viewBox="0 0 21600 21600" draw:type="rectangle" draw:enhanced-path="M 0 0 L 21600 0 21600 21600 0 21600 0 0 Z N"/></draw:custom-shape><draw:custom-shape text:anchor-type="paragraph" draw:z-index="29" draw:name="Forme35" draw:style-name="gr30" draw:text-style-name="P10" svg:width="5.557cm" svg:height="5.954cm" svg:x="1.173cm" svg:y="17.346cm"><text:p><text:s/>Article a vendre </text:p><draw:enhanced-geometry svg:viewBox="0 0 21600 21600" draw:type="rectangle" draw:enhanced-path="M 0 0 L 21600 0 21600 21600 0 21600 0 0 Z N"/></draw:custom-shape><draw:custom-shape text:anchor-type="paragraph" draw:z-index="30" draw:name="Forme36" draw:style-name="gr31" draw:text-style-name="P10" svg:width="8.402cm" svg:height="4.696cm" svg:x="7.821cm" svg:y="18.106cm"><text:p text:style-name="P13"><text:span text:style-name="T4">- ce produit est …………</text:span></text:p><text:p text:style-name="P13"><text:span text:style-name="T4">- il est <text:s/>…………</text:span></text:p><text:p><text:span text:style-name="T4">- description </text:span></text:p><draw:enhanced-geometry svg:viewBox="0 0 21600 21600" draw:type="rectangle" draw:enhanced-path="M 0 0 L 21600 0 21600 21600 0 21600 0 0 Z N"/></draw:custom-shape><draw:custom-shape text:anchor-type="paragraph" draw:z-index="44" draw:name="Forme50" draw:style-name="gr45" draw:text-style-name="P5" svg:width="1.126cm" svg:height="1.126cm" svg:x="0.413cm" svg:y="26.506cm"><text:p text:style-name="P2">ret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31" draw:name="Forme37" draw:style-name="gr32" svg:width="17.661cm" svg:height="27.881cm" svg:x="0.182cm" svg:y="-0.586cm"><text:p/><draw:enhanced-geometry svg:viewBox="0 0 21600 21600" draw:type="rectangle" draw:enhanced-path="M 0 0 L 21600 0 21600 21600 0 21600 0 0 Z N"/></draw:custom-shape><draw:custom-shape text:anchor-type="paragraph" draw:z-index="32" draw:name="Forme38" draw:style-name="gr33" draw:text-style-name="P4" svg:width="16.737cm" svg:height="2.844cm" svg:x="0.545cm" svg:y="0.374cm"><text:p text:style-name="P2">Présentation association et membres</text:p><draw:enhanced-geometry svg:viewBox="0 0 21600 21600" draw:type="rectangle" draw:enhanced-path="M 0 0 L 21600 0 21600 21600 0 21600 0 0 Z N"/></draw:custom-shape><draw:custom-shape text:anchor-type="paragraph" draw:z-index="33" draw:name="Forme39" draw:style-name="gr34" draw:text-style-name="P4" svg:width="2.812cm" svg:height="2.812cm" svg:x="0.942cm" svg:y="5.5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Forme40" draw:style-name="gr35" draw:text-style-name="P3" svg:width="3.01cm" svg:height="3.01cm" svg:x="0.942cm" svg:y="10.0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e41" draw:style-name="gr36" draw:text-style-name="P3" svg:width="3.44cm" svg:height="3.44cm" svg:x="0.744cm" svg:y="14.1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e42" draw:style-name="gr37" svg:width="1.422cm" svg:height="1.754cm" svg:x="1.803cm" svg:y="10.65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7" draw:name="Forme43" draw:style-name="gr38" svg:width="1.391cm" svg:height="1.92cm" svg:x="1.868cm" svg:y="15.09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8" draw:name="Forme44" draw:style-name="gr39" svg:width="1.191cm" svg:height="1.853cm" svg:x="1.901cm" svg:y="6.26cm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draw:custom-shape text:anchor-type="paragraph" draw:z-index="39" draw:name="Forme45" draw:style-name="gr40" draw:text-style-name="P12" svg:width="10.055cm" svg:height="1.29cm" svg:x="4.449cm" svg:y="6.392cm"><text:p text:style-name="P11"><text:span text:style-name="T3">MR bernard </text:span></text:p><text:p text:style-name="P11"><text:span text:style-name="T3">fondateur</text:span></text:p><draw:enhanced-geometry svg:viewBox="0 0 21600 21600" draw:type="rectangle" draw:enhanced-path="M 0 0 L 21600 0 21600 21600 0 21600 0 0 Z N"/></draw:custom-shape><draw:custom-shape text:anchor-type="paragraph" draw:z-index="40" draw:name="Forme46" draw:style-name="gr41" draw:text-style-name="P12" svg:width="9.99cm" svg:height="1.093cm" svg:x="4.514cm" svg:y="10.924cm"><text:p text:style-name="P11"><text:span text:style-name="T3">Madame jaqueline</text:span></text:p><text:p text:style-name="P11"><text:span text:style-name="T3">Co fondatrice</text:span></text:p><draw:enhanced-geometry svg:viewBox="0 0 21600 21600" draw:type="rectangle" draw:enhanced-path="M 0 0 L 21600 0 21600 21600 0 21600 0 0 Z N"/></draw:custom-shape><draw:custom-shape text:anchor-type="paragraph" draw:z-index="41" draw:name="Forme47" draw:style-name="gr42" draw:text-style-name="P12" svg:width="10.055cm" svg:height="1.026cm" svg:x="4.547cm" svg:y="15.422cm"><text:p text:style-name="P11"><text:span text:style-name="T3">Monsieur Yoan </text:span></text:p><text:p text:style-name="P11"><text:span text:style-name="T3">apprenti</text:span></text:p><draw:enhanced-geometry svg:viewBox="0 0 21600 21600" draw:type="rectangle" draw:enhanced-path="M 0 0 L 21600 0 21600 21600 0 21600 0 0 Z N"/></draw:custom-shape><draw:custom-shape text:anchor-type="paragraph" draw:z-index="42" draw:name="Forme48" draw:style-name="gr43" draw:text-style-name="P5" svg:width="15.214cm" svg:height="8.268cm" svg:x="1.933cm" svg:y="18.036cm"><text:p text:style-name="P2">Histoire de l’entreprise</text:p><draw:enhanced-geometry svg:viewBox="0 0 21600 21600" draw:type="rectangle" draw:enhanced-path="M 0 0 L 21600 0 21600 21600 0 21600 0 0 Z N"/></draw:custom-shape><draw:custom-shape text:anchor-type="paragraph" draw:z-index="43" draw:name="Forme49" draw:style-name="gr44" draw:text-style-name="P5" svg:width="1.225cm" svg:height="1.225cm" svg:x="0.413cm" svg:y="25.806cm"><text:p text:style-name="P2">retou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51" draw:name="Forme11" draw:style-name="gr51" svg:width="17.53cm" svg:height="27.089cm" svg:x="0.148cm" svg:y="-0.691cm"><text:p/><draw:enhanced-geometry svg:viewBox="0 0 21600 21600" draw:type="rectangle" draw:enhanced-path="M 0 0 L 21600 0 21600 21600 0 21600 0 0 Z N"/></draw:custom-shape><draw:custom-shape text:anchor-type="paragraph" draw:z-index="52" draw:name="Forme53" draw:style-name="gr52" draw:text-style-name="P5" svg:width="9.261cm" svg:height="1.687cm" svg:x="4.348cm" svg:y="0.268cm"><text:p text:style-name="P2">Catégorie tuto</text:p><draw:enhanced-geometry svg:viewBox="0 0 21600 21600" draw:type="rectangle" draw:enhanced-path="M 0 0 L 21600 0 21600 21600 0 21600 0 0 Z N"/></draw:custom-shape><draw:custom-shape text:anchor-type="paragraph" draw:z-index="53" draw:name="Forme54" draw:style-name="gr53" draw:text-style-name="P10" svg:width="8.138cm" svg:height="1.059cm" svg:x="0.942cm" svg:y="3.246cm"><text:p>categorie</text:p><draw:enhanced-geometry svg:viewBox="0 0 21600 21600" draw:type="rectangle" draw:enhanced-path="M 0 0 L 21600 0 21600 21600 0 21600 0 0 Z N"/></draw:custom-shape><draw:custom-shape text:anchor-type="paragraph" draw:z-index="54" draw:name="Forme55" draw:style-name="gr54" draw:text-style-name="P10" svg:width="8.235cm" svg:height="1.026cm" svg:x="0.877cm" svg:y="5.427cm"><text:p>categorie</text:p><draw:enhanced-geometry svg:viewBox="0 0 21600 21600" draw:type="rectangle" draw:enhanced-path="M 0 0 L 21600 0 21600 21600 0 21600 0 0 Z N"/></draw:custom-shape><draw:custom-shape text:anchor-type="paragraph" draw:z-index="55" draw:name="Forme56" draw:style-name="gr55" draw:text-style-name="P10" svg:width="8.203cm" svg:height="1.357cm" svg:x="0.908cm" svg:y="7.676cm"><text:p>categorie</text:p><draw:enhanced-geometry svg:viewBox="0 0 21600 21600" draw:type="rectangle" draw:enhanced-path="M 0 0 L 21600 0 21600 21600 0 21600 0 0 Z N"/></draw:custom-shape><draw:custom-shape text:anchor-type="paragraph" draw:z-index="56" draw:name="Forme57" draw:style-name="gr56" draw:text-style-name="P10" svg:width="8.071cm" svg:height="1.456cm" svg:x="0.908cm" svg:y="10.024cm"><text:p>categorie</text:p><draw:enhanced-geometry svg:viewBox="0 0 21600 21600" draw:type="rectangle" draw:enhanced-path="M 0 0 L 21600 0 21600 21600 0 21600 0 0 Z N"/></draw:custom-shape><draw:custom-shape text:anchor-type="paragraph" draw:z-index="57" draw:name="Forme58" draw:style-name="gr57" draw:text-style-name="P10" svg:width="8.071cm" svg:height="1.225cm" svg:x="0.975cm" svg:y="12.538cm"><text:p>categorie</text:p><draw:enhanced-geometry svg:viewBox="0 0 21600 21600" draw:type="rectangle" draw:enhanced-path="M 0 0 L 21600 0 21600 21600 0 21600 0 0 Z N"/></draw:custom-shape><draw:custom-shape text:anchor-type="paragraph" draw:z-index="58" draw:name="Forme59" draw:style-name="gr58" draw:text-style-name="P10" svg:width="8.071cm" svg:height="1.391cm" svg:x="1.074cm" svg:y="14.82cm"><text:p>categorie</text:p><draw:enhanced-geometry svg:viewBox="0 0 21600 21600" draw:type="rectangle" draw:enhanced-path="M 0 0 L 21600 0 21600 21600 0 21600 0 0 Z N"/></draw:custom-shape><draw:custom-shape text:anchor-type="paragraph" draw:z-index="59" draw:name="Forme60" draw:style-name="gr59" draw:text-style-name="P10" svg:width="7.972cm" svg:height="1.622cm" svg:x="1.108cm" svg:y="17.3cm"><text:p>categorie</text:p><draw:enhanced-geometry svg:viewBox="0 0 21600 21600" draw:type="rectangle" draw:enhanced-path="M 0 0 L 21600 0 21600 21600 0 21600 0 0 Z N"/></draw:custom-shape><draw:custom-shape text:anchor-type="paragraph" draw:z-index="60" draw:name="Forme61" draw:style-name="gr60" draw:text-style-name="P10" svg:width="7.871cm" svg:height="1.557cm" svg:x="1.108cm" svg:y="19.648cm"><text:p>categorie</text:p><draw:enhanced-geometry svg:viewBox="0 0 21600 21600" draw:type="rectangle" draw:enhanced-path="M 0 0 L 21600 0 21600 21600 0 21600 0 0 Z N"/></draw:custom-shape><draw:custom-shape text:anchor-type="paragraph" draw:z-index="61" draw:name="Forme62" draw:style-name="gr61" draw:text-style-name="P10" svg:width="7.741cm" svg:height="1.059cm" svg:x="1.207cm" svg:y="22.592cm"><text:p>categorie</text:p><draw:enhanced-geometry svg:viewBox="0 0 21600 21600" draw:type="rectangle" draw:enhanced-path="M 0 0 L 21600 0 21600 21600 0 21600 0 0 Z N"/></draw:custom-shape><draw:custom-shape text:anchor-type="paragraph" draw:z-index="62" draw:name="Forme63" draw:style-name="gr62" draw:text-style-name="P10" svg:width="7.474cm" svg:height="1.124cm" svg:x="1.406cm" svg:y="24.941cm"><text:p>categorie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0:02:02.061463242</meta:creation-date>
    <dc:date>2018-12-27T15:57:33.844088740</dc:date>
    <meta:editing-duration>PT39M5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6" meta:paragraph-count="0" meta:word-count="0" meta:character-count="0" meta:non-whitespace-character-count="0"/>
  </office:meta>
</office:document-meta>
</file>